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weight="normal" officeooo:rsid="000ec463" officeooo:paragraph-rsid="000ec463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style:font-name="Liberation Serif" fo:font-size="15pt" fo:font-weight="bold" officeooo:rsid="000ec463" officeooo:paragraph-rsid="000ec463" fo:background-color="transparent" style:font-name-asian="Liberation Serif" style:font-size-asian="15pt" style:font-weight-asian="bold" style:font-name-complex="Liberation Serif" style:font-size-complex="15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left="1.27cm" fo:margin-right="0cm" fo:line-height="100%" fo:text-align="start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282cm" loext:contextual-spacing="false" fo:line-height="100%" fo:text-align="start" style:justify-single-word="false"/>
      <style:text-properties fo:color="#000000" style:font-name="Liberation Serif" fo:font-size="12pt" fo:font-weight="normal" fo:background-color="#ffffff" style:font-name-asian="Liberation Serif" style:font-name-complex="Liberation Serif"/>
    </style:style>
    <style:style style:name="P7" style:family="paragraph" style:parent-style-name="Standard">
      <style:paragraph-properties fo:margin-top="0cm" fo:margin-bottom="0.282cm" loext:contextual-spacing="false" fo:line-height="100%" fo:text-align="start" style:justify-single-word="false"/>
      <style:text-properties fo:color="#000000" style:font-name="Liberation Serif" fo:font-size="12pt" fo:font-weight="normal" officeooo:rsid="000ec463" officeooo:paragraph-rsid="000ec463" fo:background-color="#ffffff" style:font-name-asian="Liberation Serif" style:font-name-complex="Liberation Serif"/>
    </style:style>
    <style:style style:name="P8" style:family="paragraph" style:parent-style-name="Standard">
      <style:paragraph-properties fo:margin-top="0cm" fo:margin-bottom="0.282cm" loext:contextual-spacing="false" fo:line-height="100%" fo:text-align="start" style:justify-single-word="false"/>
      <style:text-properties fo:color="#000000" style:font-name="Liberation Serif" fo:font-size="12pt" fo:font-weight="normal" officeooo:rsid="000fb175" officeooo:paragraph-rsid="000fb175" fo:background-color="#ffffff" style:font-name-asian="Liberation Serif" style:font-name-complex="Liberation Serif"/>
    </style:style>
    <style:style style:name="P9" style:family="paragraph" style:parent-style-name="Standard">
      <style:paragraph-properties fo:margin-top="0cm" fo:margin-bottom="0.282cm" loext:contextual-spacing="false" fo:line-height="100%" fo:text-align="start" style:justify-single-word="false"/>
      <style:text-properties fo:color="#000000" style:font-name="Liberation Serif" fo:font-size="12pt" fo:font-weight="normal" officeooo:rsid="000fb175" officeooo:paragraph-rsid="00107065" fo:background-color="#ffffff" style:font-name-asian="Liberation Serif" style:font-name-complex="Liberation Serif"/>
    </style:style>
    <style:style style:name="P10" style:family="paragraph" style:parent-style-name="Standard">
      <style:paragraph-properties fo:margin-top="0cm" fo:margin-bottom="0.282cm" loext:contextual-spacing="false" fo:line-height="100%" fo:text-align="start" style:justify-single-word="false"/>
      <style:text-properties fo:color="#000000" style:font-name="Liberation Serif" fo:font-size="12pt" fo:font-weight="normal" officeooo:rsid="00107065" officeooo:paragraph-rsid="00107065" fo:background-color="#ffffff" style:font-name-asian="Liberation Serif" style:font-name-complex="Liberation Serif"/>
    </style:style>
    <style:style style:name="P11" style:family="paragraph" style:parent-style-name="Standard">
      <style:paragraph-properties fo:margin-top="0cm" fo:margin-bottom="0.282cm" loext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officeooo:rsid="000ec463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07065" fo:background-color="transparent" loext:char-shading-value="0"/>
    </style:style>
    <style:style style:name="T4" style:family="text">
      <style:text-properties fo:background-color="transparent" loext:char-shading-value="0" style:font-weight-asian="normal" style:font-weight-complex="normal"/>
    </style:style>
    <style:style style:name="T5" style:family="text">
      <style:text-properties fo:font-weight="bold" fo:background-color="transparent" loext:char-shading-value="0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Ansible Interview Questions</text:p>
      <text:p text:style-name="P3"/>
      <text:p text:style-name="P1">1. What is <text:s/>inventory file used for and default inventory host location?</text:p>
      <text:p text:style-name="P4"/>
      <text:p text:style-name="P1">2. What is ansible configuration file used for and its default path?</text:p>
      <text:p text:style-name="P4"/>
      <text:p text:style-name="P1">3. Do you write your inventory file?</text:p>
      <text:p text:style-name="P4"/>
      <text:p text:style-name="P1">4. How many types of variables and precedence?</text:p>
      <text:p text:style-name="P4"/>
      <text:p text:style-name="P1">5. Write the command to find the python version on nodes?</text:p>
      <text:p text:style-name="P4"/>
      <text:p text:style-name="P1">6. What is the file structure of ansible roles?</text:p>
      <text:p text:style-name="P4"/>
      <text:p text:style-name="P1">7. What happen when one node or instance is unreachable?</text:p>
      <text:p text:style-name="P4"/>
      <text:p text:style-name="P1">8. What happen when one task <text:s/>is failed in playbook?</text:p>
      <text:p text:style-name="P4"/>
      <text:p text:style-name="P1">9. I have 20 servers , I want to install one package in 5 servers and other package in next 5 servers..like that How to write in ansible script for that…Explain?</text:p>
      <text:p text:style-name="P4"/>
      <text:p text:style-name="P1">10. What is the architecture of ansible?</text:p>
      <text:p text:style-name="P4"/>
      <text:p text:style-name="P1">11. How do I supply variables while executing the playbook in ansible?</text:p>
      <text:p text:style-name="P4"/>
      <text:p text:style-name="P4"/>
      <text:p text:style-name="P1">12. Explain about the tags in ansible?</text:p>
      <text:p text:style-name="P4"/>
      <text:p text:style-name="P4"/>
      <text:p text:style-name="P1">13. How to execute failure playbook again?</text:p>
      <text:p text:style-name="P4"/>
      <text:p text:style-name="P4"/>
      <text:p text:style-name="P4"/>
      <text:p text:style-name="P1">14. How is ansible diffrent than any other configuration management tool?</text:p>
      <text:p text:style-name="P4"/>
      <text:p text:style-name="P4"/>
      <text:p text:style-name="P1">15. Ansible playbooks are written in what format?</text:p>
      <text:p text:style-name="P4"/>
      <text:p text:style-name="P4"/>
      <text:p text:style-name="P1">16. What is a module in Ansible?</text:p>
      <text:p text:style-name="P4"/>
      <text:p text:style-name="P1">17. What is inventory used for in ansible?</text:p>
      <text:p text:style-name="P4"/>
      <text:p text:style-name="P1">18. Name three places where ansible variables can be stored?</text:p>
      <text:p text:style-name="P4"/>
      <text:p text:style-name="P1">19. What connection anible establishes with <text:s/>linux and windows node.</text:p>
      <text:p text:style-name="P4"/>
      <text:p text:style-name="P1">20. Diffrence between Remote and local execution in ansible.</text:p>
      <text:p text:style-name="P4"/>
      <text:p text:style-name="P1"><text:soft-page-break/>21. What is the purpose and location of <text:s/>ansible.cfg file.</text:p>
      <text:p text:style-name="P4"/>
      <text:p text:style-name="P1">22. Name any two settings from anible.cfg file.</text:p>
      <text:p text:style-name="P4"/>
      <text:p text:style-name="P1">23. Please write below a sample inventory file with host, group &amp; group of groups syntax in it.</text:p>
      <text:p text:style-name="P4"/>
      <text:p text:style-name="P4"/>
      <text:p text:style-name="P1">24. What is the diffrence between group_vars &amp; host_vars directory?</text:p>
      <text:p text:style-name="P4"/>
      <text:p text:style-name="P1">25. What are adhocs commands used for &amp; write below syntax of a ad hocs command?</text:p>
      <text:p text:style-name="P4"/>
      <text:p text:style-name="P1">26. Write below ad hoc command to gather fact varibales on all the hosts from the inventory file?</text:p>
      <text:p text:style-name="P4"/>
      <text:p text:style-name="P1">27. What format does ansible ad hoc command returns the output?</text:p>
      <text:p text:style-name="P4"/>
      <text:p text:style-name="P1">28. Name three types of modules in ansible?</text:p>
      <text:p text:style-name="P4"/>
      <text:p text:style-name="P1">29. Name any 10 modules in ansible that you have used.</text:p>
      <text:p text:style-name="P4"/>
      <text:p text:style-name="P1">30. How to list all the ansible core modules from command line.</text:p>
      <text:p text:style-name="P4"/>
      <text:p text:style-name="P1">31. How to display all the options/attributes for apt module from command line.</text:p>
      <text:p text:style-name="P4"/>
      <text:p text:style-name="P1">32. How can you check mandatory option for any module from command line?</text:p>
      <text:p text:style-name="P4"/>
      <text:p text:style-name="P1">33. What is setup module used for?</text:p>
      <text:p text:style-name="P4"/>
      <text:p text:style-name="P1">34. Write down sample global play declaration</text:p>
      <text:p text:style-name="P4"/>
      <text:p text:style-name="P1">35. Write down any two tasks from playbook with its proper format and names.</text:p>
      <text:p text:style-name="P4"/>
      <text:p text:style-name="P1">36. Whats is the diffrence between sudo and become module and its purpose.</text:p>
      <text:p text:style-name="P4"/>
      <text:p text:style-name="P1">37. Write down playbook syntax of starting ntp service on webserver and dbservers host group at once.</text:p>
      <text:p text:style-name="P4"/>
      <text:p text:style-name="P1">38. How to take user input from a playbook?</text:p>
      <text:p text:style-name="P4"/>
      <text:p text:style-name="P1">39. What is debug module used for in playbooks?</text:p>
      <text:p text:style-name="P4"/>
      <text:p text:style-name="P1">40. How to store output of any task into a varible from playbook?</text:p>
      <text:p text:style-name="P4"/>
      <text:p text:style-name="P1">41. What are handlers used for in ansible and how is it diffrent from tasks?</text:p>
      <text:p text:style-name="P4"/>
      <text:p text:style-name="P1">42. Conditional execution in ansible is used for what purpose and write down its syntax with small description?</text:p>
      <text:p text:style-name="P4"/>
      <text:p text:style-name="P1">43. What are templates used for and its format?</text:p>
      <text:p text:style-name="P4"/>
      <text:p text:style-name="P1">44. What are ansible roles and its purpose?</text:p>
      <text:p text:style-name="P4"/>
      <text:p text:style-name="P1"><text:soft-page-break/>45. Command to generate ansible roles directory structure.</text:p>
      <text:p text:style-name="P4"/>
      <text:p text:style-name="P1">46. Name 5 directories from ansible roles.</text:p>
      <text:p text:style-name="P2"/>
      <text:p text:style-name="P2"/>
      <text:p text:style-name="P4"/>
      <text:p text:style-name="P1">47. What is {{ }} symbol used for in ansible.</text:p>
      <text:p text:style-name="P4"/>
      <text:p text:style-name="P1">48. Write down all the places where we can define variables according to its precedence.</text:p>
      <text:p text:style-name="P4"/>
      <text:p text:style-name="P1">49. Write down syntax of dictionary variable?</text:p>
      <text:p text:style-name="P4"/>
      <text:p text:style-name="P1">TRUE or FALSE</text:p>
      <text:p text:style-name="P4"/>
      <text:p text:style-name="P4"/>
      <text:p text:style-name="P1">50. Setup module gets executed after executing any ad hoc command.</text:p>
      <text:p text:style-name="P1">True</text:p>
      <text:p text:style-name="P1">False</text:p>
      <text:p text:style-name="P4"/>
      <text:p text:style-name="P1">51. Anible playbooks are written in XML format.</text:p>
      <text:p text:style-name="P1">True</text:p>
      <text:p text:style-name="P1">False</text:p>
      <text:p text:style-name="P4"/>
      <text:p text:style-name="P1">52. ansible.cfg file is list of plays.</text:p>
      <text:p text:style-name="P1">True</text:p>
      <text:p text:style-name="P1">False</text:p>
      <text:p text:style-name="P4"/>
      <text:p text:style-name="P4"/>
      <text:p text:style-name="P4"/>
      <text:p text:style-name="P1">53. Fact variables is generated by ansible and we do not need to create fact varibales.</text:p>
      <text:p text:style-name="P1">True</text:p>
      <text:p text:style-name="P1">False</text:p>
      <text:p text:style-name="P4"/>
      <text:p text:style-name="P1">54. Anible is written in Python langueage.</text:p>
      <text:p text:style-name="P1">True</text:p>
      <text:p text:style-name="P1">False</text:p>
      <text:p text:style-name="P4"/>
      <text:p text:style-name="P1">55. Ansible works on Master and client relationship, where ansible control server package is installed on master and ansible client package is installed on all the clients.</text:p>
      <text:p text:style-name="P1">True</text:p>
      <text:p text:style-name="P1">False</text:p>
      <text:p text:style-name="P4"/>
      <text:p text:style-name="P1">56. Ansible loop module is with_items.</text:p>
      <text:p text:style-name="P1">True</text:p>
      <text:p text:style-name="P1">False</text:p>
      <text:p text:style-name="P4"/>
      <text:p text:style-name="P1">57. All the templates in ansible roles has to be defined in main.yml file inside templates directory.</text:p>
      <text:p text:style-name="P1">True</text:p>
      <text:p text:style-name="P1">False</text:p>
      <text:p text:style-name="P4"/>
      <text:p text:style-name="P1"><text:soft-page-break/>58. All the roles uploaded in ansible galaxy website is written and owned by Ansible inc(organization).</text:p>
      <text:p text:style-name="P1">True</text:p>
      <text:p text:style-name="P1">False</text:p>
      <text:p text:style-name="P4"/>
      <text:p text:style-name="P1">59. Ansible can only get installed on Linux machine but can manage Linux and windows nodes.</text:p>
      <text:p text:style-name="P1">True</text:p>
      <text:p text:style-name="P1">False</text:p>
      <text:p text:style-name="P4"/>
      <text:p text:style-name="P4"/>
      <text:p text:style-name="P1">60. Write a Ansible task that can copy the file to remote location with the ownership of Jboss?</text:p>
      <text:p text:style-name="P5"/>
      <text:p text:style-name="P5"/>
      <text:p text:style-name="P1">61. What is local action in Ansible?</text:p>
      <text:p text:style-name="P4"/>
      <text:p text:style-name="P4"/>
      <text:p text:style-name="P1">62. What are the roles in Ansible?</text:p>
      <text:p text:style-name="P4"/>
      <text:p text:style-name="P4"/>
      <text:p text:style-name="P1">63. Write a playbook for installation of apache in ubuntu and centos?</text:p>
      <text:p text:style-name="P4"/>
      <text:p text:style-name="P4"/>
      <text:p text:style-name="P1">64.How to create a role in ansible?</text:p>
      <text:p text:style-name="P4"/>
      <text:p text:style-name="P4"/>
      <text:p text:style-name="P6">65. Different types of inventories in ansible?</text:p>
      <text:p text:style-name="P11"/>
      <text:p text:style-name="P11"/>
      <text:p text:style-name="P6">66. if we want system information of machine how we will get the data with ansible like we use facter in puppet ?</text:p>
      <text:p text:style-name="P11"/>
      <text:p text:style-name="P6">67. In which language we write playbooks in ansible?</text:p>
      <text:p text:style-name="P11"/>
      <text:p text:style-name="P6">68. Activity that we use with ansibles or advantage Functionality or purpose of ansible using in your project?</text:p>
      <text:p text:style-name="P11"/>
      <text:p text:style-name="P6">69. How to launch an LDAP server using ansible?</text:p>
      <text:p text:style-name="P11"/>
      <text:p text:style-name="P6">70. How ansible works.. and what are the playbook written other than the basic playbooks ?</text:p>
      <text:p text:style-name="P11"/>
      <text:p text:style-name="P6">71. For example there are 4 aps server running and 4 websers running and we have a new code change and this change should automatically copy to these different servers using ansible, how I will come to know new code is generated.</text:p>
      <text:p text:style-name="P6"><text:soft-page-break/>Use Jenkins with POLL SCM option and after artifact is generated <text:s/>using ansible to push suing copy module.</text:p>
      <text:p text:style-name="P6">72. Have u done any automation like app goes down then for self healing of the app kind of the thing. <text:span text:style-name="T1">73 .</text:span>Have <text:s/>u written any playbook. <text:span text:style-name="T1">Explain it</text:span></text:p>
      <text:p text:style-name="P7">74. <text:span text:style-name="T2">what is a dynamic inventory <text:s/>in ansible?</text:span></text:p>
      <text:p text:style-name="P7"><text:span text:style-name="T2">75. <text:s/>How can you manage cloud services with ansible?</text:span></text:p>
      <text:p text:style-name="P7"><text:span text:style-name="T2">76. How can you protect sensitive information in ansible?</text:span></text:p>
      <text:p text:style-name="P8"><text:span text:style-name="T2">77. How can you save the output of module execution in ansible?</text:span></text:p>
      <text:p text:style-name="P8"><text:span text:style-name="T2">78. How can you manage error handling? </text:span></text:p>
      <text:p text:style-name="P8"><text:span text:style-name="T2">79. what are conditionals in ansible?</text:span></text:p>
      <text:p text:style-name="P8"><text:span text:style-name="T2">80. write a playbook to create AMI on AWS?</text:span></text:p>
      <text:p text:style-name="P8"><text:span text:style-name="T2">81. How can you the fact varibales in ansible?</text:span></text:p>
      <text:p text:style-name="P8"><text:span text:style-name="T2">82. can we create an ansible module ?</text:span></text:p>
      <text:p text:style-name="P9"><text:span text:style-name="T3">83 . <text:s/>How can you do provisioning with ansible?</text:span></text:p>
      <text:p text:style-name="P10"><text:span text:style-name="T2">84 . BASH Vs Python Vs Configuration Management Tools?</text:span></text:p>
      <text:p text:style-name="P10"><text:span text:style-name="T5">85. <text:s/></text:span><text:span text:style-name="T4">How can you update a single table in a Database with ansible?</text:span></text:p>
      <text:p text:style-name="P10"><text:span text:style-name="T5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1T15:50:42.204686227</dc:date>
    <meta:editing-duration>PT15M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107" meta:word-count="1027" meta:character-count="5734" meta:non-whitespace-character-count="4803"/>
  </office:meta>
</office:document-meta>
</file>